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s115_proj_1 Tax Calculator External Documentation</text:span></text:p>
      <text:p text:style-name="P2">Seith Miller</text:p>
      <text:p text:style-name="P1"/>
      <text:p text:style-name="P1">1. PROBLEM DEFINITION:</text:p>
      <text:p text:style-name="P1"/>
      <text:p text:style-name="P1">As a shopper, I want a program to check the taxes being added to my purchases.</text:p>
      <text:p text:style-name="P1">So I can see just how much on my money uncle sam is taking. </text:p>
      <text:p text:style-name="P1"/>
      <text:p text:style-name="P1">It should:</text:p>
      <text:list xml:id="list3207974177645898108" text:style-name="LS1">
        <text:list-item>
          <text:p text:style-name="P7">Prompt me to input the amount of purchase</text:p>
        </text:list-item>
        <text:list-item>
          <text:p text:style-name="P7">The program should then compute the state tax(5 percent) and county tax(2.5 percent).</text:p>
        </text:list-item>
        <text:list-item>
          <text:p text:style-name="P7">Print a receipt using this format... </text:p>
        </text:list-item>
      </text:list>
      <text:p text:style-name="P4"><text:span text:style-name="T2">Amount of purchase <text:s text:c="8"/>x,xxx,xxx.xx</text:span></text:p>
      <text:p text:style-name="P4"><text:span text:style-name="T2">State tax <text:s text:c="20"/>xx,xxx.xx</text:span></text:p>
      <text:p text:style-name="P4"><text:span text:style-name="T2">County tax<text:tab/><text:tab/> <text:s text:c="13"/>xx,xxx.xx</text:span></text:p>
      <text:p text:style-name="P4"><text:span text:style-name="T2">Total of sale <text:s text:c="13"/>x,xxx,xxx.xx</text:span></text:p>
      <text:p text:style-name="P1"/>
      <text:p text:style-name="P1"/>
      <text:p text:style-name="P1">2. ANALYSIS:</text:p>
      <text:p text:style-name="P1"/>
      <text:p text:style-name="P1">Variables:</text:p>
      <text:list xml:id="list7638026161008140044" text:style-name="LS2">
        <text:list-item>
          <text:p text:style-name="P8">Constants:</text:p>
          <text:list>
            <text:list-item>
              <text:p text:style-name="P8">my_format: I opted to store my formatting information as a String to keep things DRY.</text:p>
            </text:list-item>
          </text:list>
        </text:list-item>
        <text:list-item>
          <text:p text:style-name="P8">Input:</text:p>
          <text:list>
            <text:list-item>
              <text:p text:style-name="P8">purchase_amount: Holds the input from the user converted it to a Float.</text:p>
            </text:list-item>
          </text:list>
        </text:list-item>
        <text:list-item>
          <text:p text:style-name="P8">Calculation:</text:p>
          <text:list>
            <text:list-item>
              <text:p text:style-name="P8">state_tax: Holds 0.05 * purchase_amount as a Float.</text:p>
            </text:list-item>
            <text:list-item>
              <text:p text:style-name="P8">county_tax: Holds <text:s/>0.025 * purchase_amount as a Float.</text:p>
            </text:list-item>
            <text:list-item>
              <text:p text:style-name="P8">total_of_sale: Holds purchase_amount + state_tax + county_tax as a Float.</text:p>
            </text:list-item>
          </text:list>
        </text:list-item>
      </text:list>
      <text:p text:style-name="P1"/>
      <text:p text:style-name="P1">The output section of my program simply adds a user friendly name(<text:span text:style-name="T3">str</text:span>) to values(<text:span text:style-name="T3">float</text:span>) calculated above, and prints this data using the formatting instructions from my_format(<text:span text:style-name="T3">str</text:span>).</text:p>
      <text:p text:style-name="P1"/>
      <text:p text:style-name="P1"/>
      <text:p text:style-name="P1">3. DESIGN:</text:p>
      <text:p text:style-name="P1"/>
      <text:p text:style-name="P1">Pseudocode:</text:p>
      <text:p text:style-name="P1"><text:tab/>Prompt the user to enter the amount of their purchase, convert their input to a float,</text:p>
      <text:p text:style-name="P1"><text:tab/>store their input for later use.</text:p>
      <text:p text:style-name="P1"><text:tab/>Calculate state tax by multiplying the user's input by 0.5 and store it later use.</text:p>
      <text:p text:style-name="P5">Calculate county tax by multiplying the user's input by 0.25 and store it later use.</text:p>
      <text:p text:style-name="P4">Calculate the total by adding purchase amount, state tax, and county tax and store it for later use.</text:p>
      <text:p text:style-name="P4">Print a pretty receipt.</text:p>
      <text:p text:style-name="P4"/>
      <text:p text:style-name="P1"><text:soft-page-break/>This program can be thought of in 3 sections Input, Calculation and Output. Input brings in information from the user. Calculation contains all the business logic. Finally output gives the information back to the user. I chose this approach because it was quick and immediately apparent. This program could be much improved by splitting there 3 sections into separate functions.</text:p>
      <text:p text:style-name="P3"/>
      <text:p text:style-name="P1"/>
      <text:p text:style-name="P1">4. IMPLEMENTATION</text:p>
      <text:p text:style-name="P1"><text:tab/></text:p>
      <text:p text:style-name="P5">This program was developed in one setting by one developer using sublime text 2 running on Linux Mint 17. It was tested using python 3.3 in the terminal. This program performed as expected with a variety of input values with &lt; 14 digits. Inputting values &gt; 14 digits brakes the formating upon output. This program has no input sanitation, so entering anything that can not be readily converted to a float will result in an excep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/>
    <meta:initial-creator/>
    <dc:creator/>
    <meta:editing-cycles>1</meta:editing-cycles>
    <meta:document-statistic meta:table-count="0" meta:image-count="0" meta:object-count="0" meta:page-count="2" meta:paragraph-count="36" meta:word-count="394" meta:character-count="2384" meta:non-whitespace-character-count="1972"/>
  </office:meta>
</office:document-meta>
</file>